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203.24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23">
      <style:table-cell-properties fo:border="0.06pt solid #000000"/>
    </style:style>
    <style:style style:name="ce9" style:family="table-cell" style:parent-style-name="Default" style:data-style-name="N123"/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/>
      <table:table table:name="PSLab_BOM_Centroids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9"/>
        <table:table-column table:style-name="co6" table:default-cell-style-name="ce10"/>
        <table:table-row table:style-name="ro1">
          <table:table-cell table:style-name="ce1" office:value-type="string" calcext:value-type="string" table:number-columns-spanned="8" table:number-rows-spanned="1">
            <text:p>### Module positions – updated on Sat Dec <text:s/>22 17:25:25 2018 ###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# Printed by Pcbnew version kicad 4.0.7-e2-6376~58~ubuntu16.04.1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Unit = mm, Angle = deg.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Side : top</text:p>
          </table:table-cell>
          <table:covered-table-cell table:number-columns-repeated="3" table:style-name="ce4"/>
          <table:covered-table-cell table:number-columns-repeated="3" table:style-name="ce6"/>
          <table:covered-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Package</text:p>
          </table:table-cell>
          <table:table-cell table:style-name="ce7" office:value-type="string" calcext:value-type="string">
            <text:p>PosX</text:p>
          </table:table-cell>
          <table:table-cell table:style-name="ce7" office:value-type="string" calcext:value-type="string">
            <text:p>PosY</text:p>
          </table:table-cell>
          <table:table-cell table:style-name="ce7" office:value-type="string" calcext:value-type="string">
            <text:p>Rot</text:p>
          </table:table-cell>
          <table:table-cell table:style-name="ce11" office:value-type="string" calcext:value-type="string">
            <text:p>Side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5" calcext:value-type="float">
            <text:p>2.7500</text:p>
          </table:table-cell>
          <table:table-cell table:style-name="ce8" office:value-type="float" office:value="26.9" calcext:value-type="float">
            <text:p>26.9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30.49" calcext:value-type="float">
            <text:p>30.4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.135" calcext:value-type="float">
            <text:p>4.1350</text:p>
          </table:table-cell>
          <table:table-cell table:style-name="ce8" office:value-type="float" office:value="10.705" calcext:value-type="float">
            <text:p>10.705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8.19" calcext:value-type="float">
            <text:p>38.1900</text:p>
          </table:table-cell>
          <table:table-cell table:style-name="ce8" office:value-type="float" office:value="23.22" calcext:value-type="float">
            <text:p>23.2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.76" calcext:value-type="float">
            <text:p>2.76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7.03" calcext:value-type="float">
            <text:p>7.0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3.1" calcext:value-type="float">
            <text:p>13.1000</text:p>
          </table:table-cell>
          <table:table-cell table:style-name="ce8" office:value-type="float" office:value="15.82" calcext:value-type="float">
            <text:p>15.8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0.66" calcext:value-type="float">
            <text:p>40.6600</text:p>
          </table:table-cell>
          <table:table-cell table:style-name="ce8" office:value-type="float" office:value="37.89" calcext:value-type="float">
            <text:p>37.8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3.74" calcext:value-type="float">
            <text:p>33.7400</text:p>
          </table:table-cell>
          <table:table-cell table:style-name="ce8" office:value-type="float" office:value="7.03" calcext:value-type="float">
            <text:p>7.0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4.35" calcext:value-type="float">
            <text:p>44.3500</text:p>
          </table:table-cell>
          <table:table-cell table:style-name="ce8" office:value-type="float" office:value="37.89" calcext:value-type="float">
            <text:p>37.89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19.01" calcext:value-type="float">
            <text:p>19.0100</text:p>
          </table:table-cell>
          <table:table-cell table:style-name="ce8" office:value-type="float" office:value="40.38" calcext:value-type="float">
            <text:p>40.3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8" office:value-type="float" office:value="24.41" calcext:value-type="float">
            <text:p>24.4100</text:p>
          </table:table-cell>
          <table:table-cell table:style-name="ce8" office:value-type="float" office:value="39.18" calcext:value-type="float">
            <text:p>39.1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47.12" calcext:value-type="float">
            <text:p>47.1200</text:p>
          </table:table-cell>
          <table:table-cell table:style-name="ce8" office:value-type="float" office:value="31.95" calcext:value-type="float">
            <text:p>31.9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24.13" calcext:value-type="float">
            <text:p>24.1300</text:p>
          </table:table-cell>
          <table:table-cell table:style-name="ce8" office:value-type="float" office:value="30.49" calcext:value-type="float">
            <text:p>30.49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.72" calcext:value-type="float">
            <text:p>7.7200</text:p>
          </table:table-cell>
          <table:table-cell table:style-name="ce8" office:value-type="float" office:value="50.2" calcext:value-type="float">
            <text:p>50.20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40.86" calcext:value-type="float">
            <text:p>40.8600</text:p>
          </table:table-cell>
          <table:table-cell table:style-name="ce8" office:value-type="float" office:value="42.38" calcext:value-type="float">
            <text:p>42.3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24.96" calcext:value-type="float">
            <text:p>24.96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8" office:value-type="float" office:value="24.05" calcext:value-type="float">
            <text:p>24.05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8" office:value-type="float" office:value="35.14" calcext:value-type="float">
            <text:p>35.14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.36" calcext:value-type="float">
            <text:p>5.3600</text:p>
          </table:table-cell>
          <table:table-cell table:style-name="ce8" office:value-type="float" office:value="50.2" calcext:value-type="float">
            <text:p>50.20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50.23" calcext:value-type="float">
            <text:p>50.2300</text:p>
          </table:table-cell>
          <table:table-cell table:style-name="ce8" office:value-type="float" office:value="14.74" calcext:value-type="float">
            <text:p>14.7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7.48" calcext:value-type="float">
            <text:p>77.4800</text:p>
          </table:table-cell>
          <table:table-cell table:style-name="ce8" office:value-type="float" office:value="20.04" calcext:value-type="float">
            <text:p>20.0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3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9.35" calcext:value-type="float">
            <text:p>69.3500</text:p>
          </table:table-cell>
          <table:table-cell table:style-name="ce8" office:value-type="float" office:value="25.33" calcext:value-type="float">
            <text:p>25.3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6.28" calcext:value-type="float">
            <text:p>66.2800</text:p>
          </table:table-cell>
          <table:table-cell table:style-name="ce8" office:value-type="float" office:value="46.28" calcext:value-type="float">
            <text:p>46.2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3.53" calcext:value-type="float">
            <text:p>73.53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6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8.08" calcext:value-type="float">
            <text:p>78.08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1.31" calcext:value-type="float">
            <text:p>71.3100</text:p>
          </table:table-cell>
          <table:table-cell table:style-name="ce8" office:value-type="float" office:value="46.28" calcext:value-type="float">
            <text:p>46.2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4.18" calcext:value-type="float">
            <text:p>64.1800</text:p>
          </table:table-cell>
          <table:table-cell table:style-name="ce8" office:value-type="float" office:value="12.27" calcext:value-type="float">
            <text:p>12.2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0.67" calcext:value-type="float">
            <text:p>60.6700</text:p>
          </table:table-cell>
          <table:table-cell table:style-name="ce8" office:value-type="float" office:value="17.47" calcext:value-type="float">
            <text:p>17.47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0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1.29" calcext:value-type="float">
            <text:p>21.2900</text:p>
          </table:table-cell>
          <table:table-cell table:style-name="ce8" office:value-type="float" office:value="12.18" calcext:value-type="float">
            <text:p>12.1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9.74" calcext:value-type="float">
            <text:p>69.7400</text:p>
          </table:table-cell>
          <table:table-cell table:style-name="ce8" office:value-type="float" office:value="20.04" calcext:value-type="float">
            <text:p>20.0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42.25" calcext:value-type="float">
            <text:p>42.2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9.44" calcext:value-type="float">
            <text:p>29.4400</text:p>
          </table:table-cell>
          <table:table-cell table:style-name="ce8" office:value-type="float" office:value="7.03" calcext:value-type="float">
            <text:p>7.0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5.65" calcext:value-type="float">
            <text:p>65.65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4.7" calcext:value-type="float">
            <text:p>24.7000</text:p>
          </table:table-cell>
          <table:table-cell table:style-name="ce8" office:value-type="float" office:value="15.95" calcext:value-type="float">
            <text:p>15.9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6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25.09" calcext:value-type="float">
            <text:p>25.0900</text:p>
          </table:table-cell>
          <table:table-cell table:style-name="ce8" office:value-type="float" office:value="7.03" calcext:value-type="float">
            <text:p>7.0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8.14" calcext:value-type="float">
            <text:p>68.1400</text:p>
          </table:table-cell>
          <table:table-cell table:style-name="ce8" office:value-type="float" office:value="36.86" calcext:value-type="float">
            <text:p>36.8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32.08" calcext:value-type="float">
            <text:p>32.0800</text:p>
          </table:table-cell>
          <table:table-cell table:style-name="ce8" office:value-type="float" office:value="15.84" calcext:value-type="float">
            <text:p>15.8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84.4" calcext:value-type="float">
            <text:p>84.4000</text:p>
          </table:table-cell>
          <table:table-cell table:style-name="ce8" office:value-type="float" office:value="18.74" calcext:value-type="float">
            <text:p>18.7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0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17.24" calcext:value-type="float">
            <text:p>17.2400</text:p>
          </table:table-cell>
          <table:table-cell table:style-name="ce8" office:value-type="float" office:value="9.58" calcext:value-type="float">
            <text:p>9.5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60.67" calcext:value-type="float">
            <text:p>60.6700</text:p>
          </table:table-cell>
          <table:table-cell table:style-name="ce8" office:value-type="float" office:value="12.98" calcext:value-type="float">
            <text:p>12.98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2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1.62" calcext:value-type="float">
            <text:p>71.6200</text:p>
          </table:table-cell>
          <table:table-cell table:style-name="ce8" office:value-type="float" office:value="36.85" calcext:value-type="float">
            <text:p>36.8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8" office:value-type="float" office:value="7.835" calcext:value-type="float">
            <text:p>7.8350</text:p>
          </table:table-cell>
          <table:table-cell table:style-name="ce8" office:value-type="float" office:value="10.705" calcext:value-type="float">
            <text:p>10.705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ON1</text:p>
          </table:table-cell>
          <table:table-cell table:style-name="ce3" office:value-type="string" calcext:value-type="string">
            <text:p>USB-MINI-B</text:p>
          </table:table-cell>
          <table:table-cell table:style-name="ce3"/>
          <table:table-cell table:style-name="ce3" office:value-type="string" calcext:value-type="string">
            <text:p>USB_Micro-B</text:p>
          </table:table-cell>
          <table:table-cell table:style-name="ce8" office:value-type="float" office:value="3.11" calcext:value-type="float">
            <text:p>3.1100</text:p>
          </table:table-cell>
          <table:table-cell table:style-name="ce8" office:value-type="float" office:value="38.73" calcext:value-type="float">
            <text:p>38.7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8" office:value-type="float" office:value="29.95" calcext:value-type="float">
            <text:p>29.9500</text:p>
          </table:table-cell>
          <table:table-cell table:style-name="ce8" office:value-type="float" office:value="30.75" calcext:value-type="float">
            <text:p>30.75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8" office:value-type="float" office:value="51.44" calcext:value-type="float">
            <text:p>51.4400</text:p>
          </table:table-cell>
          <table:table-cell table:style-name="ce8" office:value-type="float" office:value="44.16" calcext:value-type="float">
            <text:p>44.16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8" office:value-type="float" office:value="62.54" calcext:value-type="float">
            <text:p>62.5400</text:p>
          </table:table-cell>
          <table:table-cell table:style-name="ce8" office:value-type="float" office:value="22.51" calcext:value-type="float">
            <text:p>22.5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46.26" calcext:value-type="float">
            <text:p>46.2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0.5A</text:p>
          </table:table-cell>
          <table:table-cell table:style-name="ce3"/>
          <table:table-cell table:style-name="ce3" office:value-type="string" calcext:value-type="string">
            <text:p>Fuse_SMD1206_Reflow</text:p>
          </table:table-cell>
          <table:table-cell table:style-name="ce8" office:value-type="float" office:value="5.36" calcext:value-type="float">
            <text:p>5.3600</text:p>
          </table:table-cell>
          <table:table-cell table:style-name="ce8" office:value-type="float" office:value="46.18" calcext:value-type="float">
            <text:p>46.1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Row 2 Pin 14 Pitch 2.54mm</text:p>
          </table:table-cell>
          <table:table-cell table:style-name="ce3"/>
          <table:table-cell table:style-name="ce3" office:value-type="string" calcext:value-type="string">
            <text:p>Fpin_Header_Straight_2x14_Pitch2.54mm</text:p>
          </table:table-cell>
          <table:table-cell table:style-name="ce8" office:value-type="float" office:value="93.95" calcext:value-type="float">
            <text:p>93.9500</text:p>
          </table:table-cell>
          <table:table-cell table:style-name="ce8" office:value-type="float" office:value="43.17" calcext:value-type="float">
            <text:p>43.1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8" office:value-type="float" office:value="88.9" calcext:value-type="float">
            <text:p>88.9000</text:p>
          </table:table-cell>
          <table:table-cell table:style-name="ce8" office:value-type="float" office:value="2.54" calcext:value-type="float">
            <text:p>2.5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Row 1 Pin 12 Pitch 2.54mm</text:p>
          </table:table-cell>
          <table:table-cell table:style-name="ce3"/>
          <table:table-cell table:style-name="ce3" office:value-type="string" calcext:value-type="string">
            <text:p>Fpin_Header_Straight_1x12_Pitch2.54mm</text:p>
          </table:table-cell>
          <table:table-cell table:style-name="ce8" office:value-type="float" office:value="48.26" calcext:value-type="float">
            <text:p>48.2600</text:p>
          </table:table-cell>
          <table:table-cell table:style-name="ce8" office:value-type="float" office:value="2.54" calcext:value-type="float">
            <text:p>2.5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8" office:value-type="float" office:value="38.09" calcext:value-type="float">
            <text:p>38.0900</text:p>
          </table:table-cell>
          <table:table-cell table:style-name="ce8" office:value-type="float" office:value="50.79" calcext:value-type="float">
            <text:p>50.7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Row 1 Pin 07 Pitch 2.54mm</text:p>
          </table:table-cell>
          <table:table-cell table:style-name="ce3"/>
          <table:table-cell table:style-name="ce3" office:value-type="string" calcext:value-type="string">
            <text:p>Fpin_Header_Straight_1x07_Pitch2.54mm</text:p>
          </table:table-cell>
          <table:table-cell table:style-name="ce8" office:value-type="float" office:value="27.94" calcext:value-type="float">
            <text:p>27.9400</text:p>
          </table:table-cell>
          <table:table-cell table:style-name="ce8" office:value-type="float" office:value="2.49" calcext:value-type="float">
            <text:p>2.49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Row 1 Pin 08 Pitch 2.54mm</text:p>
          </table:table-cell>
          <table:table-cell table:style-name="ce3"/>
          <table:table-cell table:style-name="ce3" office:value-type="string" calcext:value-type="string">
            <text:p>Fpin_Header_Straight_1x08_Pitch2.54mm</text:p>
          </table:table-cell>
          <table:table-cell table:style-name="ce8" office:value-type="float" office:value="81.28" calcext:value-type="float">
            <text:p>81.2800</text:p>
          </table:table-cell>
          <table:table-cell table:style-name="ce8" office:value-type="float" office:value="50.81" calcext:value-type="float">
            <text:p>50.8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1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number-columns-repeated="2" table:style-name="ce8" office:value-type="float" office:value="50.8" calcext:value-type="float">
            <text:p>50.8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0uH</text:p>
          </table:table-cell>
          <table:table-cell table:style-name="ce3"/>
          <table:table-cell table:style-name="ce3" office:value-type="string" calcext:value-type="string">
            <text:p>L_0603</text:p>
          </table:table-cell>
          <table:table-cell table:style-name="ce8" office:value-type="float" office:value="52.13" calcext:value-type="float">
            <text:p>52.13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84.86" calcext:value-type="float">
            <text:p>84.8600</text:p>
          </table:table-cell>
          <table:table-cell table:style-name="ce8" office:value-type="float" office:value="38.76" calcext:value-type="float">
            <text:p>38.7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MMBT3904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29.32" calcext:value-type="float">
            <text:p>29.3200</text:p>
          </table:table-cell>
          <table:table-cell table:style-name="ce8" office:value-type="float" office:value="36.15" calcext:value-type="float">
            <text:p>36.1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8" office:value-type="float" office:value="44.29" calcext:value-type="float">
            <text:p>44.2900</text:p>
          </table:table-cell>
          <table:table-cell table:style-name="ce8" office:value-type="float" office:value="46.87" calcext:value-type="float">
            <text:p>46.8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48.82" calcext:value-type="float">
            <text:p>48.8200</text:p>
          </table:table-cell>
          <table:table-cell table:style-name="ce8" office:value-type="float" office:value="37.83" calcext:value-type="float">
            <text:p>37.83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9.98" calcext:value-type="float">
            <text:p>39.9800</text:p>
          </table:table-cell>
          <table:table-cell table:style-name="ce8" office:value-type="float" office:value="29.25" calcext:value-type="float">
            <text:p>29.2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9.98" calcext:value-type="float">
            <text:p>39.9800</text:p>
          </table:table-cell>
          <table:table-cell table:style-name="ce8" office:value-type="float" office:value="31.34" calcext:value-type="float">
            <text:p>31.3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8" calcext:value-type="float">
            <text:p>21.9800</text:p>
          </table:table-cell>
          <table:table-cell table:style-name="ce8" office:value-type="float" office:value="34.37" calcext:value-type="float">
            <text:p>34.37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34.36" calcext:value-type="float">
            <text:p>34.3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1.27" calcext:value-type="float">
            <text:p>81.2700</text:p>
          </table:table-cell>
          <table:table-cell table:style-name="ce8" office:value-type="float" office:value="5.4" calcext:value-type="float">
            <text:p>5.40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3.82" calcext:value-type="float">
            <text:p>83.8200</text:p>
          </table:table-cell>
          <table:table-cell table:style-name="ce8" office:value-type="float" office:value="5.42" calcext:value-type="float">
            <text:p>5.4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6.35" calcext:value-type="float">
            <text:p>86.3500</text:p>
          </table:table-cell>
          <table:table-cell table:style-name="ce8" office:value-type="float" office:value="5.42" calcext:value-type="float">
            <text:p>5.4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8.89" calcext:value-type="float">
            <text:p>88.8900</text:p>
          </table:table-cell>
          <table:table-cell table:style-name="ce8" office:value-type="float" office:value="5.44" calcext:value-type="float">
            <text:p>5.4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2.13" calcext:value-type="float">
            <text:p>52.13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41.18" calcext:value-type="float">
            <text:p>41.1800</text:p>
          </table:table-cell>
          <table:table-cell table:style-name="ce8" office:value-type="float" office:value="46.86" calcext:value-type="float">
            <text:p>46.8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2.09" calcext:value-type="float">
            <text:p>52.09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30.26" calcext:value-type="float">
            <text:p>30.2600</text:p>
          </table:table-cell>
          <table:table-cell table:style-name="ce8" office:value-type="float" office:value="47.1" calcext:value-type="float">
            <text:p>47.10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1" calcext:value-type="float">
            <text:p>58.0100</text:p>
          </table:table-cell>
          <table:table-cell table:style-name="ce8" office:value-type="float" office:value="28.44" calcext:value-type="float">
            <text:p>2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9" calcext:value-type="float">
            <text:p>21.2900</text:p>
          </table:table-cell>
          <table:table-cell table:style-name="ce8" office:value-type="float" office:value="9.58" calcext:value-type="float">
            <text:p>9.5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7" calcext:value-type="float">
            <text:p>55.27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7" calcext:value-type="float">
            <text:p>55.27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6.28" calcext:value-type="float">
            <text:p>66.2800</text:p>
          </table:table-cell>
          <table:table-cell table:style-name="ce8" office:value-type="float" office:value="48.44" calcext:value-type="float">
            <text:p>4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29" calcext:value-type="float">
            <text:p>71.2900</text:p>
          </table:table-cell>
          <table:table-cell table:style-name="ce8" office:value-type="float" office:value="48.44" calcext:value-type="float">
            <text:p>4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22" calcext:value-type="float">
            <text:p>71.2200</text:p>
          </table:table-cell>
          <table:table-cell table:style-name="ce8" office:value-type="float" office:value="25.32" calcext:value-type="float">
            <text:p>25.32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9" calcext:value-type="float">
            <text:p>21.2900</text:p>
          </table:table-cell>
          <table:table-cell table:style-name="ce8" office:value-type="float" office:value="7.03" calcext:value-type="float">
            <text:p>7.0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2.45" calcext:value-type="float">
            <text:p>82.4500</text:p>
          </table:table-cell>
          <table:table-cell table:style-name="ce8" office:value-type="float" office:value="18.75" calcext:value-type="float">
            <text:p>18.75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28.45" calcext:value-type="float">
            <text:p>28.4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9.63" calcext:value-type="float">
            <text:p>69.6300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" calcext:value-type="float">
            <text:p>84.6000</text:p>
          </table:table-cell>
          <table:table-cell table:style-name="ce8" office:value-type="float" office:value="44.65" calcext:value-type="float">
            <text:p>44.6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6" calcext:value-type="float">
            <text:p>84.6600</text:p>
          </table:table-cell>
          <table:table-cell table:style-name="ce8" office:value-type="float" office:value="47.35" calcext:value-type="float">
            <text:p>47.3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42.94" calcext:value-type="float">
            <text:p>42.9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5" calcext:value-type="float">
            <text:p>58.0500</text:p>
          </table:table-cell>
          <table:table-cell table:style-name="ce8" office:value-type="float" office:value="17.32" calcext:value-type="float">
            <text:p>17.3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2" calcext:value-type="float">
            <text:p>58.0200</text:p>
          </table:table-cell>
          <table:table-cell table:style-name="ce8" office:value-type="float" office:value="12.23" calcext:value-type="float">
            <text:p>12.2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3" calcext:value-type="float">
            <text:p>58.0300</text:p>
          </table:table-cell>
          <table:table-cell table:style-name="ce8" office:value-type="float" office:value="14.78" calcext:value-type="float">
            <text:p>14.7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5.26" calcext:value-type="float">
            <text:p>55.26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1" calcext:value-type="float">
            <text:p>58.0100</text:p>
          </table:table-cell>
          <table:table-cell table:style-name="ce8" office:value-type="float" office:value="31.12" calcext:value-type="float">
            <text:p>31.12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1.85" calcext:value-type="float">
            <text:p>61.8500</text:p>
          </table:table-cell>
          <table:table-cell table:style-name="ce8" office:value-type="float" office:value="28.44" calcext:value-type="float">
            <text:p>28.4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5.02" calcext:value-type="float">
            <text:p>65.0200</text:p>
          </table:table-cell>
          <table:table-cell table:style-name="ce8" office:value-type="float" office:value="20.33" calcext:value-type="float">
            <text:p>20.33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68.06" calcext:value-type="float">
            <text:p>68.0600</text:p>
          </table:table-cell>
          <table:table-cell table:style-name="ce8" office:value-type="float" office:value="39.29" calcext:value-type="float">
            <text:p>39.2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6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84.61" calcext:value-type="float">
            <text:p>84.6100</text:p>
          </table:table-cell>
          <table:table-cell table:style-name="ce8" office:value-type="float" office:value="35.35" calcext:value-type="float">
            <text:p>35.3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1.4" calcext:value-type="float">
            <text:p>71.4000</text:p>
          </table:table-cell>
          <table:table-cell table:style-name="ce8" office:value-type="float" office:value="39.29" calcext:value-type="float">
            <text:p>39.2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11" calcext:value-type="float">
            <text:p>58.1100</text:p>
          </table:table-cell>
          <table:table-cell table:style-name="ce8" office:value-type="float" office:value="37.81" calcext:value-type="float">
            <text:p>37.8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5.16" calcext:value-type="float">
            <text:p>75.1600</text:p>
          </table:table-cell>
          <table:table-cell table:style-name="ce8" office:value-type="float" office:value="36.85" calcext:value-type="float">
            <text:p>36.8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4" calcext:value-type="float">
            <text:p>17.2400</text:p>
          </table:table-cell>
          <table:table-cell table:style-name="ce8" office:value-type="float" office:value="7.03" calcext:value-type="float">
            <text:p>7.0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1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2" calcext:value-type="float">
            <text:p>17.2200</text:p>
          </table:table-cell>
          <table:table-cell table:style-name="ce8" office:value-type="float" office:value="15.82" calcext:value-type="float">
            <text:p>15.8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7.24" calcext:value-type="float">
            <text:p>17.2400</text:p>
          </table:table-cell>
          <table:table-cell table:style-name="ce8" office:value-type="float" office:value="12.18" calcext:value-type="float">
            <text:p>12.1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12.18" calcext:value-type="float">
            <text:p>12.1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4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29" calcext:value-type="float">
            <text:p>21.2900</text:p>
          </table:table-cell>
          <table:table-cell table:style-name="ce8" office:value-type="float" office:value="4.28" calcext:value-type="float">
            <text:p>4.2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5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8" calcext:value-type="float">
            <text:p>58.0800</text:p>
          </table:table-cell>
          <table:table-cell table:style-name="ce8" office:value-type="float" office:value="34.24" calcext:value-type="float">
            <text:p>34.2400</text:p>
          </table:table-cell>
          <table:table-cell table:style-name="ce8" office:value-type="float" office:value="270" calcext:value-type="float">
            <text:p>27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6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0.485" calcext:value-type="float">
            <text:p>70.4850</text:p>
          </table:table-cell>
          <table:table-cell table:style-name="ce8" office:value-type="float" office:value="31.905" calcext:value-type="float">
            <text:p>31.905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72.88" calcext:value-type="float">
            <text:p>72.8800</text:p>
          </table:table-cell>
          <table:table-cell table:style-name="ce8" office:value-type="float" office:value="31.91" calcext:value-type="float">
            <text:p>31.9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8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19.31" calcext:value-type="float">
            <text:p>19.3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6" calcext:value-type="float">
            <text:p>58.0600</text:p>
          </table:table-cell>
          <table:table-cell table:style-name="ce8" office:value-type="float" office:value="19.7" calcext:value-type="float">
            <text:p>19.7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13.14" calcext:value-type="float">
            <text:p>13.1400</text:p>
          </table:table-cell>
          <table:table-cell table:style-name="ce8" office:value-type="float" office:value="9.58" calcext:value-type="float">
            <text:p>9.5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58.07" calcext:value-type="float">
            <text:p>58.0700</text:p>
          </table:table-cell>
          <table:table-cell table:style-name="ce8" office:value-type="float" office:value="22.28" calcext:value-type="float">
            <text:p>22.28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.74" calcext:value-type="float">
            <text:p>2.7400</text:p>
          </table:table-cell>
          <table:table-cell table:style-name="ce8" office:value-type="float" office:value="50.21" calcext:value-type="float">
            <text:p>50.21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9" calcext:value-type="float">
            <text:p>21.9900</text:p>
          </table:table-cell>
          <table:table-cell table:style-name="ce8" office:value-type="float" office:value="26.74" calcext:value-type="float">
            <text:p>26.74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5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1.97" calcext:value-type="float">
            <text:p>21.97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6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26.75" calcext:value-type="float">
            <text:p>26.75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7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8" office:value-type="float" office:value="26.29" calcext:value-type="float">
            <text:p>26.2900</text:p>
          </table:table-cell>
          <table:table-cell table:style-name="ce8" office:value-type="float" office:value="23.12" calcext:value-type="float">
            <text:p>23.12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CP2200</text:p>
          </table:table-cell>
          <table:table-cell table:style-name="ce3"/>
          <table:table-cell table:style-name="ce3" office:value-type="string" calcext:value-type="string">
            <text:p>SOIC-20W_7.5x12.8mm_Pitch1.27mm</text:p>
          </table:table-cell>
          <table:table-cell table:style-name="ce8" office:value-type="float" office:value="11.02" calcext:value-type="float">
            <text:p>11.0200</text:p>
          </table:table-cell>
          <table:table-cell table:style-name="ce8" office:value-type="float" office:value="24.77" calcext:value-type="float">
            <text:p>24.77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74HC126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8" office:value-type="float" office:value="42.92" calcext:value-type="float">
            <text:p>42.9200</text:p>
          </table:table-cell>
          <table:table-cell table:style-name="ce8" office:value-type="float" office:value="9.73" calcext:value-type="float">
            <text:p>9.7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PIC24EP256GP204</text:p>
          </table:table-cell>
          <table:table-cell table:style-name="ce3"/>
          <table:table-cell table:style-name="ce3" office:value-type="string" calcext:value-type="string">
            <text:p>TQFP-44_10x10mm_Pitch0.8mm</text:p>
          </table:table-cell>
          <table:table-cell table:style-name="ce8" office:value-type="float" office:value="47.12" calcext:value-type="float">
            <text:p>47.1200</text:p>
          </table:table-cell>
          <table:table-cell table:style-name="ce8" office:value-type="float" office:value="23.26" calcext:value-type="float">
            <text:p>23.26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C1240A</text:p>
          </table:table-cell>
          <table:table-cell table:style-name="ce3"/>
          <table:table-cell table:style-name="ce3" office:value-type="string" calcext:value-type="string">
            <text:p>SOT-23-6</text:p>
          </table:table-cell>
          <table:table-cell table:style-name="ce8" office:value-type="float" office:value="15.71" calcext:value-type="float">
            <text:p>15.7100</text:p>
          </table:table-cell>
          <table:table-cell table:style-name="ce8" office:value-type="float" office:value="33.78" calcext:value-type="float">
            <text:p>33.7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MCP7660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31.66" calcext:value-type="float">
            <text:p>31.6600</text:p>
          </table:table-cell>
          <table:table-cell table:style-name="ce8" office:value-type="float" office:value="41.63" calcext:value-type="float">
            <text:p>41.6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LM1117-3.3</text:p>
          </table:table-cell>
          <table:table-cell table:style-name="ce3"/>
          <table:table-cell table:style-name="ce3" office:value-type="string" calcext:value-type="string">
            <text:p>SOT-223</text:p>
          </table:table-cell>
          <table:table-cell table:style-name="ce8" office:value-type="float" office:value="12.29" calcext:value-type="float">
            <text:p>12.2900</text:p>
          </table:table-cell>
          <table:table-cell table:style-name="ce8" office:value-type="float" office:value="42.68" calcext:value-type="float">
            <text:p>42.6800</text:p>
          </table:table-cell>
          <table:table-cell table:style-name="ce8" office:value-type="float" office:value="90" calcext:value-type="float">
            <text:p>9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LM324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8" office:value-type="float" office:value="77.81" calcext:value-type="float">
            <text:p>77.8100</text:p>
          </table:table-cell>
          <table:table-cell table:style-name="ce8" office:value-type="float" office:value="43.53" calcext:value-type="float">
            <text:p>43.5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76.13" calcext:value-type="float">
            <text:p>76.1300</text:p>
          </table:table-cell>
          <table:table-cell table:style-name="ce8" office:value-type="float" office:value="24.05" calcext:value-type="float">
            <text:p>24.05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MCP4728</text:p>
          </table:table-cell>
          <table:table-cell table:style-name="ce3"/>
          <table:table-cell table:style-name="ce3" office:value-type="string" calcext:value-type="string">
            <text:p>MSOP-10_3x3mm_Pitch0.5mm</text:p>
          </table:table-cell>
          <table:table-cell table:style-name="ce8" office:value-type="float" office:value="65.41" calcext:value-type="float">
            <text:p>65.4100</text:p>
          </table:table-cell>
          <table:table-cell table:style-name="ce8" office:value-type="float" office:value="43.13" calcext:value-type="float">
            <text:p>43.13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66.13" calcext:value-type="float">
            <text:p>66.1300</text:p>
          </table:table-cell>
          <table:table-cell table:style-name="ce8" office:value-type="float" office:value="16.08" calcext:value-type="float">
            <text:p>16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85.17" calcext:value-type="float">
            <text:p>85.1700</text:p>
          </table:table-cell>
          <table:table-cell table:style-name="ce8" office:value-type="float" office:value="24.06" calcext:value-type="float">
            <text:p>24.0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76.17" calcext:value-type="float">
            <text:p>76.1700</text:p>
          </table:table-cell>
          <table:table-cell table:style-name="ce8" office:value-type="float" office:value="16.08" calcext:value-type="float">
            <text:p>16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28.42" calcext:value-type="float">
            <text:p>28.4200</text:p>
          </table:table-cell>
          <table:table-cell table:style-name="ce8" office:value-type="float" office:value="12.33" calcext:value-type="float">
            <text:p>12.3300</text:p>
          </table:table-cell>
          <table:table-cell table:style-name="ce8" office:value-type="float" office:value="180" calcext:value-type="float">
            <text:p>18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6</text:p>
          </table:table-cell>
          <table:table-cell table:style-name="ce3" office:value-type="string" calcext:value-type="string">
            <text:p>TL07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8" office:value-type="float" office:value="64.89" calcext:value-type="float">
            <text:p>64.8900</text:p>
          </table:table-cell>
          <table:table-cell table:style-name="ce8" office:value-type="float" office:value="32.79" calcext:value-type="float">
            <text:p>32.79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8" office:value-type="float" office:value="42.5" calcext:value-type="float">
            <text:p>42.5000</text:p>
          </table:table-cell>
          <table:table-cell table:style-name="ce8" office:value-type="float" office:value="34.37" calcext:value-type="float">
            <text:p>34.3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8" office:value-type="float" office:value="5.99" calcext:value-type="float">
            <text:p>5.9900</text:p>
          </table:table-cell>
          <table:table-cell table:style-name="ce8" office:value-type="float" office:value="14.74" calcext:value-type="float">
            <text:p>14.74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1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13.94" calcext:value-type="float">
            <text:p>13.9400</text:p>
          </table:table-cell>
          <table:table-cell table:style-name="ce8" office:value-type="float" office:value="2.56" calcext:value-type="float">
            <text:p>2.56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2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90.15" calcext:value-type="float">
            <text:p>90.1500</text:p>
          </table:table-cell>
          <table:table-cell table:style-name="ce8" office:value-type="float" office:value="50.8" calcext:value-type="float">
            <text:p>50.80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3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15.21" calcext:value-type="float">
            <text:p>15.2100</text:p>
          </table:table-cell>
          <table:table-cell table:style-name="ce8" office:value-type="float" office:value="50.81" calcext:value-type="float">
            <text:p>50.81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MH4</text:p>
          </table:table-cell>
          <table:table-cell table:style-name="ce5" office:value-type="string" calcext:value-type="string">
            <text:p>M2.5 Nuts</text:p>
          </table:table-cell>
          <table:table-cell table:style-name="ce3"/>
          <table:table-cell table:style-name="ce3" office:value-type="string" calcext:value-type="string">
            <text:p>3.2mm_M3_DIN965</text:p>
          </table:table-cell>
          <table:table-cell table:style-name="ce8" office:value-type="float" office:value="96.48" calcext:value-type="float">
            <text:p>96.4800</text:p>
          </table:table-cell>
          <table:table-cell table:style-name="ce8" office:value-type="float" office:value="2.57" calcext:value-type="float">
            <text:p>2.5700</text:p>
          </table:table-cell>
          <table:table-cell table:style-name="ce8" office:value-type="float" office:value="0" calcext:value-type="float">
            <text:p>0.0000</text:p>
          </table:table-cell>
          <table:table-cell table:style-name="ce12" office:value-type="string" calcext:value-type="string">
            <text:p>top</text:p>
          </table:table-cell>
        </table:table-row>
        <table:table-row table:style-name="ro1" table:number-rows-repeated="10484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00/00/0000</text:date>, <text:time style:data-style-name="N2" text:time-value="19:08:42.819855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2-22T19:25:34.670012639</dc:date>
    <meta:editing-duration>PT21M28S</meta:editing-duration>
    <meta:editing-cycles>6</meta:editing-cycles>
    <meta:document-statistic meta:table-count="1" meta:cell-count="964" meta:object-count="0"/>
  </office:meta>
</office:document-meta>
</file>